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46373d" style:font-style-asian="italic" style:font-style-complex="italic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6" style:family="paragraph" style:parent-style-name="Standard">
      <style:text-properties officeooo:paragraph-rsid="0046373d"/>
    </style:style>
    <style:style style:name="P7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898ee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4cb470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React:</text:span><text:span text:style-name="T1"> </text:span><text:span text:style-name="T2">Módulo 0</text:span><text:span text:style-name="T5">2</text:span><text:span text:style-name="T2"> - </text:span><text:span text:style-name="T1">Atividade 0</text:span><text:span text:style-name="T5">2</text:span></text:p>
      <text:p text:style-name="P4"/>
      <text:p text:style-name="P7">No projeto base, criado no Peer Tutoring 1, crie um componente principal e um componente react. </text:p>
      <text:p text:style-name="P1"/>
      <text:p text:style-name="P1"/>
      <text:p text:style-name="P6"/>
      <text:p text:style-name="P2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30T17:01:55.385228366</dc:date>
    <meta:editing-duration>PT9H21M6S</meta:editing-duration>
    <meta:editing-cycles>54</meta:editing-cycles>
    <meta:generator>LibreOffice/7.3.6.2$Linux_X86_64 LibreOffice_project/30$Build-2</meta:generator>
    <meta:document-statistic meta:table-count="0" meta:image-count="0" meta:object-count="0" meta:page-count="1" meta:paragraph-count="3" meta:word-count="22" meta:character-count="128" meta:non-whitespace-character-count="106"/>
  </office:meta>
</office:document-meta>
</file>